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3, 2021 (11:34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 symbol) character 100 times on the screen.</text:p>
        </text:list-item>
        <text:list-item>
          <text:p text:style-name="P45">Modify your previous loop, so that a new line character is displayed on the screen every time 10 asterisk symbols have been displayed on the screen.</text:p>
        </text:list-item>
      </text:list>
      <text:p text:style-name="First_20_paragraph">That is, your program should display this on the screen (this example has a space after each asterisk symbol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10101 </text:p>
      <text:p text:style-name="P76">101 <text:s text:c="1"/></text:p>
      <text:p text:style-name="P77"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4T03:34:47Z</meta:creation-date>
    <dc:date>2021-11-04T03:34:47Z</dc:date>
    <meta:user-defined meta:name="date" meta:value-type="string">November   3, 2021 (11:34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